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break-before="auto" fo:break-after="auto"/>
      <style:text-properties style:font-name="Arial" fo:font-size="9pt" style:font-size-asian="9pt" style:font-size-complex="9pt"/>
    </style:style>
    <style:style style:name="P2" style:family="paragraph" style:parent-style-name="Standard" style:master-page-name="">
      <style:paragraph-properties fo:text-align="justify" style:justify-single-word="false" fo:keep-together="always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 style:master-page-name="">
      <style:paragraph-properties style:page-number="auto"/>
      <style:text-properties style:font-name="Arial" fo:font-size="11pt" style:font-name-asian="Arial1" style:font-size-asian="11pt" style:font-name-complex="Arial" style:font-size-complex="11pt"/>
    </style:style>
    <style:style style:name="P4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Arial" fo:font-size="9pt" style:font-size-asian="9pt" style:font-size-complex="9pt"/>
    </style:style>
    <style:style style:name="P5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P6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Arial" fo:font-size="9pt" style:font-size-asian="9pt" style:font-size-complex="9pt"/>
    </style:style>
    <style:style style:name="P7" style:family="paragraph" style:parent-style-name="NormalSolidaire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name-complex="Arial" style:font-size-complex="8pt"/>
    </style:style>
    <style:style style:name="P8" style:family="paragraph" style:parent-style-name="NormalSolidaire" style:master-page-name="">
      <style:paragraph-properties fo:margin-left="0cm" fo:margin-right="0cm" fo:text-align="justify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top="0.101cm" fo:margin-bottom="0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top="0.101cm" fo:margin-bottom="0cm" fo:text-align="start" style:justify-single-word="false">
        <style:tab-stops>
          <style:tab-stop style:position="9.763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NormalSolidaire" style:master-page-name="">
      <style:paragraph-properties fo:margin-top="0cm" fo:margin-bottom="0cm" fo:keep-together="always" style:page-number="auto" fo:keep-with-next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18" style:family="paragraph" style:parent-style-name="Salutation_20__28_user_29_" style:master-page-name="">
      <style:paragraph-properties fo:margin-top="0cm" fo:margin-bottom="0cm" fo:text-align="justify" style:justify-single-word="false" fo:keep-together="always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Standard" style:master-page-name="">
      <style:paragraph-properties fo:margin-top="0cm" fo:margin-bottom="0cm" fo:text-align="justify" style:justify-single-word="false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Standard" style:master-page-name="">
      <style:paragraph-properties fo:margin-top="0.199cm" fo:margin-bottom="0.049cm" fo:text-align="justify" style:justify-single-word="false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NormalSolidaire" style:master-page-name="">
      <style:paragraph-properties fo:margin-top="0.199cm" fo:margin-bottom="0.049cm" fo:keep-together="auto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NormalSolidaire" style:master-page-name="">
      <style:paragraph-properties fo:margin-top="0.199cm" fo:margin-bottom="0.049cm" fo:keep-together="auto" style:page-number="auto" fo:background-color="transparent" fo:keep-with-next="always">
        <style:background-image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Solidaire" style:master-page-name="">
      <style:paragraph-properties fo:margin-top="0cm" fo:margin-bottom="0.101cm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4" style:family="paragraph" style:parent-style-name="NormalSolidaire" style:master-page-name="">
      <style:paragraph-properties fo:margin-top="0cm" fo:margin-bottom="0.101cm" fo:keep-together="always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5" style:family="paragraph" style:parent-style-name="Standard">
      <style:paragraph-properties fo:keep-together="always" fo:keep-with-next="always"/>
      <style:text-properties style:font-name="Arial"/>
    </style:style>
    <style:style style:name="P26" style:family="paragraph" style:parent-style-name="Standard" style:master-page-name="">
      <style:paragraph-properties fo:margin-top="0.4cm" fo:margin-bottom="0.199cm" fo:line-height="100%" fo:text-align="start" style:justify-single-word="false" style:page-number="auto" fo:background-color="transparent" style:shadow="none">
        <style:tab-stops>
          <style:tab-stop style:position="8.89cm"/>
        </style:tab-stops>
        <style:background-image/>
      </style:paragraph-properties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7" style:family="paragraph" style:parent-style-name="ModificationSituation" style:list-style-name="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8pt" fo:language="fr" fo:country="FR" style:font-size-asian="8pt" style:font-name-complex="Arial" style:font-size-complex="8pt"/>
    </style:style>
    <style:style style:name="P28" style:family="paragraph" style:parent-style-name="Standard" style:master-page-name="First_20_Page">
      <style:paragraph-properties fo:text-align="start" style:justify-single-word="false" style:page-number="auto" fo:break-before="page">
        <style:tab-stops>
          <style:tab-stop style:position="11.21cm"/>
        </style:tab-stops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fo:font-size="10pt" fo:language="fr" fo:country="FR" style:font-size-asian="10pt" style:font-name-complex="Arial" style:font-size-complex="10pt"/>
    </style:style>
    <style:style style:name="T3" style:family="text">
      <style:text-properties fo:color="#000000" fo:font-weight="normal" style:font-name-asian="Courier New1" style:font-weight-asian="normal" style:font-weight-complex="normal"/>
    </style:style>
    <style:style style:name="T4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6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%#include </text:span><text:span text:style-name="T5">enTetesDecisionRFM</text:span><text:span text:style-name="T4">#%</text:span></text:p>
      <text:p text:style-name="P9">%=LIBELLE_REF=%</text:p>
      <text:p text:style-name="P16"/>
      <text:p text:style-name="P12">%=AYANT_DROIT=%</text:p>
      <text:p text:style-name="P10"/>
      <text:p text:style-name="P26">%=DATE_DECISION=%</text:p>
      <text:p text:style-name="P10"/>
      <text:p text:style-name="P12">%=TITRE=%</text:p>
      <text:p text:style-name="P10"/>
      <text:p text:style-name="P13">%=PARAGRAPHE1=%</text:p>
      <text:p text:style-name="P11"/>
      <text:p text:style-name="P13">%=PARAGRAPHE2=%</text:p>
      <text:p text:style-name="P11"/>
      <text:p text:style-name="P13">%=PARAGRAPHE3=%%=PARAGRAPHE3_EXCEDENT=%</text:p>
      <text:p text:style-name="P11"/>
      <text:p text:style-name="P13">%=PARAGRAPHE4=%</text:p>
      <text:p text:style-name="P20">%=remLineWhenBlank(versementRFM,1)=%</text:p>
      <text:p text:style-name="P14">%=remLineWhenBlank(versement,1)=%</text:p>
      <text:p text:style-name="P14">%#include tabVersementRFM#%</text:p>
      <text:p text:style-name="P19">%=remLineWhenBlank(commentaireVersement,1)=%</text:p>
      <text:p text:style-name="P15">%#include tabDecompteRFM#%</text:p>
      <text:p text:style-name="P20">%=<text:span text:style-name="T1">remLineWhenBlank(</text:span>TITRE_REMARQUE,1)=%</text:p>
      <text:p text:style-name="P2">%=<text:span text:style-name="T1">remLineWhenBlank(</text:span>REMARQUE,1)=%</text:p>
      <text:p text:style-name="P21">%=<text:span text:style-name="T1">remLineWhenBlank(</text:span>TITRE_INFO,1)=%</text:p>
      <text:p text:style-name="P23">%=remLineWhenBlank(INFO1,1)=%</text:p>
      <text:p text:style-name="P24">%=<text:span text:style-name="T1">remLineWhenBlank(INFO2</text:span>,1)=%</text:p>
      <text:p text:style-name="P17">%=<text:span text:style-name="T1">remLineWhenBlank(INFO3</text:span>,1)=%</text:p>
      <text:p text:style-name="P22">%=<text:span text:style-name="T1">remLineWhenBlank(</text:span>TITRE_MOYEN_DROIT,1)=%</text:p>
      <text:p text:style-name="P8">%=<text:span text:style-name="T1">remLineWhenBlank(MOYEN_DROIT</text:span>,1)=%</text:p>
      <text:p text:style-name="P7"/>
      <text:p text:style-name="P18">%=SALUTATIONS=%</text:p>
      <text:p text:style-name="P27"/>
      <text:p text:style-name="P25"><text:span text:style-name="T2"><text:tab/><text:tab/><text:tab/><text:tab/><text:tab/></text:span><text:span text:style-name="T6">%#include signatureRFM#%</text:span></text:p>
      <text:p text:style-name="P3"><text:span text:style-name="T1">%=pushToEnd()=%</text:span><text:span text:style-name="T3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="100%"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break-before="auto" fo:break-after="auto"/>
      <style:text-properties style:font-name="Arial" fo:font-size="9pt" style:font-size-asian="9pt" style:font-size-complex="9pt"/>
    </style:style>
    <style:style style:name="MP2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Arial" fo:font-size="9pt" style:font-size-asian="9pt" style:font-size-complex="9pt"/>
    </style:style>
    <style:style style:name="MP3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MP4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Arial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5cm" fo:margin-left="0cm" fo:margin-right="0cm" fo:margin-top="0.04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%=resumeDecisionLigne1=%</text:p>
        <text:p text:style-name="MP2">%=resumeDecisionLigne2=%</text:p>
      </style:header>
      <style:footer>
        <text:p text:style-name="MP3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4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1-07-04T09:59:25</meta:creation-date>
    <dc:date>2014-08-11T14:18:38.51</dc:date>
    <meta:editing-cycles>144</meta:editing-cycles>
    <meta:editing-duration>PT16H22M59S</meta:editing-duration>
    <meta:document-statistic meta:table-count="0" meta:image-count="0" meta:object-count="0" meta:page-count="1" meta:paragraph-count="29" meta:word-count="38" meta:character-count="849"/>
    <meta:user-defined meta:name="Info 1"/>
    <meta:user-defined meta:name="Info 2"/>
    <meta:user-defined meta:name="Info 3"/>
    <meta:user-defined meta:name="Info 4"/>
  </office:meta>
</office:document-meta>
</file>